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62cm" svg:stroke-color="#000000" draw:stroke-linejoin="miter" draw:fill="solid" draw:fill-color="#000000" fo:padding-top="0.156cm" fo:padding-bottom="0.156cm" fo:padding-left="0.281cm" fo:padding-right="0.281cm"/>
    </style:style>
    <style:style style:name="gr6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000000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-26 0-47-20-47-44s21-43 47-43c26 0 47 19 47 43z">
            <text:p/>
          </draw:path>
          <draw:path draw:style-name="gr3" draw:layer="layout" svg:width="0.093cm" svg:height="0.086cm" svg:x="1.107cm" svg:y="12.219cm" svg:viewBox="0 0 94 87" svg:d="m94 43c0 24-21 44-47 44-26 0-47-20-47-44s21-43 47-43c26 0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  <draw:g>
          <draw:path draw:style-name="gr5" draw:layer="layout" svg:width="0.982cm" svg:height="0.178cm" svg:x="12cm" svg:y="23.981cm" svg:viewBox="0 0 983 179" svg:d="m0 0h983c-89 65-184 131-308 158-151 34-321 28-461-28-82-32-164-71-214-130z">
            <text:p/>
          </draw:path>
          <draw:line draw:style-name="gr6" draw:layer="layout" svg:x1="12.059cm" svg:y1="23.981cm" svg:x2="12.516cm" svg:y2="23.064cm">
            <text:p/>
          </draw:line>
          <draw:line draw:style-name="gr6" draw:layer="layout" svg:x1="12.924cm" svg:y1="23.988cm" svg:x2="12.467cm" svg:y2="23.071cm">
            <text:p/>
          </draw:line>
          <draw:path draw:style-name="gr5" draw:layer="layout" svg:width="0.982cm" svg:height="0.178cm" svg:x="13.717cm" svg:y="23.981cm" svg:viewBox="0 0 983 179" svg:d="m0 0h983c-89 65-184 131-308 158-151 34-321 28-461-28-82-32-164-71-214-130z">
            <text:p/>
          </draw:path>
          <draw:line draw:style-name="gr6" draw:layer="layout" svg:x1="13.776cm" svg:y1="24.007cm" svg:x2="14.233cm" svg:y2="23.09cm">
            <text:p/>
          </draw:line>
          <draw:line draw:style-name="gr6" draw:layer="layout" svg:x1="14.641cm" svg:y1="24.014cm" svg:x2="14.184cm" svg:y2="23.097cm">
            <text:p/>
          </draw:line>
          <draw:path draw:style-name="gr5" draw:layer="layout" svg:width="1.413cm" svg:height="1.478cm" svg:x="12.643cm" svg:y="23.121cm" svg:viewBox="0 0 1414 1479" svg:d="m0 1479h1414c0 0-484-64-620-196-44-43 6-107 4-161l-52-1122h-72l-52 1122c-2 54 45 118 1 161-138 132-623 196-623 196z">
            <text:p/>
          </draw:path>
          <draw:path draw:style-name="gr5" draw:layer="layout" svg:width="1.949cm" svg:height="0.401cm" svg:x="12.375cm" svg:y="22.73cm" svg:viewBox="0 0 1950 402" svg:d="m1939 402h-1927l-12-82c-1-5 1-11 7-14 5-2 13 2 20 2 239-6 463-124 706-94 58 8 108 23 150 53 5 4 16 12 16 12 21 16 30-7 40-28 18-45 32-251 36-251s18 206 37 251c9 21 18 44 40 28 0 0 10-8 16-12 39-32 93-47 150-53 239-23 470 70 706 94 7 0 14-4 20-2 5 3 7 9 6 14l-11 82z">
            <text:p/>
          </draw:path>
        </draw:g>
        <draw:g>
          <draw:path draw:style-name="gr5" draw:layer="layout" svg:width="0.872cm" svg:height="0.238cm" svg:x="16.5cm" svg:y="20.873cm" svg:viewBox="0 0 873 239" svg:d="m0 0h873c-78 87-163 176-273 212-134 44-285 37-410-38-73-43-146-95-190-174z">
            <text:p/>
          </draw:path>
          <draw:line draw:style-name="gr6" draw:layer="layout" svg:x1="16.552cm" svg:y1="20.871cm" svg:x2="16.958cm" svg:y2="19.646cm">
            <text:p/>
          </draw:line>
          <draw:line draw:style-name="gr6" draw:layer="layout" svg:x1="17.321cm" svg:y1="20.881cm" svg:x2="16.915cm" svg:y2="19.656cm">
            <text:p/>
          </draw:line>
          <draw:path draw:style-name="gr5" draw:layer="layout" svg:width="0.872cm" svg:height="0.238cm" svg:x="18.027cm" svg:y="20.873cm" svg:viewBox="0 0 873 239" svg:d="m0 0h873c-78 87-163 176-273 212-134 44-285 37-410-38-73-43-146-95-190-174z">
            <text:p/>
          </draw:path>
          <draw:line draw:style-name="gr6" draw:layer="layout" svg:x1="18.078cm" svg:y1="20.906cm" svg:x2="18.484cm" svg:y2="19.681cm">
            <text:p/>
          </draw:line>
          <draw:line draw:style-name="gr6" draw:layer="layout" svg:x1="18.847cm" svg:y1="20.916cm" svg:x2="18.441cm" svg:y2="19.691cm">
            <text:p/>
          </draw:line>
          <draw:path draw:style-name="gr5" draw:layer="layout" svg:width="1.256cm" svg:height="1.976cm" svg:x="17.072cm" svg:y="19.723cm" svg:viewBox="0 0 1257 1977" svg:d="m0 1977h1257c0 0-430-85-551-262-39-58 5-143 3-215l-46-1500h-64l-46 1500c-2 72 40 158 1 215-123 177-554 262-554 262z">
            <text:p/>
          </draw:path>
          <draw:path draw:style-name="gr5" draw:layer="layout" svg:width="1.733cm" svg:height="0.537cm" svg:x="16.833cm" svg:y="19.2cm" svg:viewBox="0 0 1734 538" svg:d="m1723 538h-1713l-10-110c0-7 1-15 6-19 5-3 12 3 18 3 213-8 412-166 627-125 52 9 96 30 134 70 4 5 14 16 14 16 19 21 27-9 35-37 17-60 29-336 33-336s16 276 32 336c9 28 17 58 36 37 0 0 9-11 14-16 35-43 83-63 133-70 213-32 418 92 628 125 6 0 13-6 18-3 5 4 6 12 6 19l-11 11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40:02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117"/>
  </office:meta>
</office:document-meta>
</file>